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/>
    </style:style>
    <style:style style:name="P2" style:family="paragraph" style:parent-style-name="Preformatted_20_Text">
      <style:text-properties style:font-name="Arial" fo:font-weight="bold" style:font-weight-asian="bold" style:font-weight-complex="bold"/>
    </style:style>
    <style:style style:name="P3" style:family="paragraph" style:parent-style-name="Preformatted_20_Text">
      <style:text-properties style:font-name="Arial" fo:font-style="italic" style:font-style-asian="italic" style:font-style-complex="italic"/>
    </style:style>
    <style:style style:name="P4" style:family="paragraph" style:parent-style-name="Preformatted_20_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Preformatted_20_Text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etting Up the MAR Library</text:p>
      <text:p text:style-name="P2"/>
      <text:p text:style-name="P4">Note: These instructions are written from the perspective of setting up the library on Ubuntu. <text:s/>The steps should be translatable to other distributions of Linux.</text:p>
      <text:p text:style-name="P2"/>
      <text:p text:style-name="P2">Install VLFeat Library</text:p>
      <text:p text:style-name="P1">1. Go to http://www.vlfeat.org/download.html</text:p>
      <text:p text:style-name="P1">2. Download the latest binary package (as of writing, 0.9.9)</text:p>
      <text:p text:style-name="P1">3. Go into the vlfeat-VERSION_NUMBER directory</text:p>
      <text:p text:style-name="P1">4. As a superuser, <text:span text:style-name="T3">cp bin/ARCHITECTURE/libvl.so /usr/lib</text:span></text:p>
      <text:p text:style-name="P1">5. As a superuser, <text:span text:style-name="T3">cp vl/*.h /usr/include</text:span></text:p>
      <text:p text:style-name="P1"/>
      <text:p text:style-name="P2">Install Boost Library</text:p>
      <text:p text:style-name="P1">1. On Ubuntu, <text:span text:style-name="T3">sudo apt-get install libboost-all-dev</text:span></text:p>
      <text:p text:style-name="P1"/>
      <text:p text:style-name="P2">Install LAPACK Library</text:p>
      <text:p text:style-name="P1">1. On Ubuntu, <text:span text:style-name="T3">sudo apt-get install liblapack-dev</text:span></text:p>
      <text:p text:style-name="P1"/>
      <text:p text:style-name="P2">Install BLAS Library</text:p>
      <text:p text:style-name="P1">1. On Ubuntu, <text:span text:style-name="T3">sudo apt-get install libblas-dev</text:span></text:p>
      <text:p text:style-name="P1"/>
      <text:p text:style-name="P2">Install ATLAS Library</text:p>
      <text:p text:style-name="P1">1. On Ubuntu, <text:span text:style-name="T3">sudo apt-get install libatlas-dev</text:span></text:p>
      <text:p text:style-name="P1"/>
      <text:p text:style-name="P2">Install Armadillo Library</text:p>
      <text:p text:style-name="P3">WARNING: As of writing, apt-get does not get the correct version of the Armadillo Library</text:p>
      <text:p text:style-name="P1">1. Go to http://arma.sourceforge.net/download.html</text:p>
      <text:p text:style-name="P1">2. Download the latest version (as of writing, 1.2.0)</text:p>
      <text:p text:style-name="P1">3. Follow the README instruction</text:p>
      <text:p text:style-name="P1"/>
      <text:p text:style-name="P2">Install Config Library</text:p>
      <text:p text:style-name="P3">WARNING: As of writing, apt-get does not get the correct version of the Config Library</text:p>
      <text:p text:style-name="P1">1. Go to http://www.hyperrealm.com/libconfig/</text:p>
      <text:p text:style-name="P1">2. Download the latest version (as of writing, 1.4.7)</text:p>
      <text:p text:style-name="P1">3. Follow the INSTALL instruction</text:p>
      <text:p text:style-name="P1"/>
      <text:p text:style-name="P1">I<text:span text:style-name="T1">nstall MAR Library</text:span></text:p>
      <text:p text:style-name="P1">1. Go to the mar folder</text:p>
      <text:p text:style-name="P1">2. As a superuser, <text:span text:style-name="T3">make install</text:span></text:p>
      <text:p text:style-name="P1"/>
      <text:p text:style-name="P2">Test the Installation</text:p>
      <text:p text:style-name="P1">1. Go to the mar folder</text:p>
      <text:p text:style-name="P1">2. Use the command <text:span text:style-name="T3">make t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reg Eddington</meta:initial-creator>
    <meta:creation-date>2011-06-03T23:17:04.24</meta:creation-date>
    <dc:date>2011-06-03T23:23:40.04</dc:date>
    <dc:creator>Greg Eddington</dc:creator>
    <meta:editing-duration>PT00H06M36S</meta:editing-duration>
    <meta:editing-cycles>3</meta:editing-cycles>
    <meta:generator>OpenOffice.org/3.2$Win32 OpenOffice.org_project/320m18$Build-9502</meta:generator>
    <meta:document-statistic meta:table-count="0" meta:image-count="0" meta:object-count="0" meta:page-count="1" meta:paragraph-count="32" meta:word-count="209" meta:character-count="1365"/>
  </office:meta>
</office:document-meta>
</file>